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1ffca" officeooo:paragraph-rsid="0011ffca"/>
    </style:style>
    <style:style style:name="T1" style:family="text">
      <style:text-properties officeooo:rsid="00139ff2"/>
    </style:style>
    <style:style style:name="T2" style:family="text">
      <style:text-properties officeooo:rsid="0015c7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EVATOR PITCH</text:p>
      <text:p text:style-name="P1"/>
      <text:p text:style-name="P1">PARA O(A): Donos/professores de academia <text:span text:style-name="T1">de karatê</text:span></text:p>
      <text:p text:style-name="P1"/>
      <text:p text:style-name="P1">QUE TEM: <text:span text:style-name="T2">Interesse</text:span> de controlar o progresso de seus alunos</text:p>
      <text:p text:style-name="P1"/>
      <text:p text:style-name="P1">O(A): (nome <text:span text:style-name="T1">indefinido</text:span>)</text:p>
      <text:p text:style-name="P1"/>
      <text:p text:style-name="P1">É UM(A): <text:span text:style-name="T2">Programa para auxiliar professores a identificar a evolução dos alunos</text:span></text:p>
      <text:p text:style-name="P1"/>
      <text:p text:style-name="P1">QUE: <text:span text:style-name="T2">Mostrará a faixa atual dos alunos e o que falta para subir</text:span></text:p>
      <text:p text:style-name="P1"/>
      <text:p text:style-name="P1">AO CONTRÁRIO DO: <text:span text:style-name="T1">Não conheço nenhum </text:span>concorrente</text:p>
      <text:p text:style-name="P1"/>
      <text:p text:style-name="P1">O PRODUTO: <text:span text:style-name="T1">Exibirá uma interface que mostrará os alunos da academia, sua faixa atual, e os requisitos que ainda faltam para subir de faixa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1T18:48:40.540000000</meta:creation-date>
    <dc:date>2020-09-18T16:57:16.259000000</dc:date>
    <meta:editing-duration>PT17M5S</meta:editing-duration>
    <meta:editing-cycles>4</meta:editing-cycles>
    <meta:generator>LibreOffice/5.2.2.2$Windows_x86 LibreOffice_project/8f96e87c890bf8fa77463cd4b640a2312823f3ad</meta:generator>
    <meta:document-statistic meta:table-count="0" meta:image-count="0" meta:object-count="0" meta:page-count="1" meta:paragraph-count="8" meta:word-count="78" meta:character-count="473" meta:non-whitespace-character-count="403"/>
  </office:meta>
</office:document-meta>
</file>